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it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m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ití Navigátoru<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ití Navigátoru<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zdroje dat"/>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zdroje dat"/><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zdroje dat"/>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zdroje dat"/><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